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officeooo:paragraph-rsid="00095e43"/>
    </style:style>
    <style:style style:name="P2" style:family="paragraph" style:parent-style-name="Standard">
      <style:paragraph-properties fo:margin-left="0cm" fo:margin-right="0cm" fo:text-indent="0cm" style:auto-text-indent="false" fo:break-before="page"/>
      <style:text-properties officeooo:paragraph-rsid="00095e43"/>
    </style:style>
    <style:style style:name="P3" style:family="paragraph" style:parent-style-name="Text_20_body">
      <style:paragraph-properties fo:margin-left="0cm" fo:margin-right="0cm" fo:text-indent="0cm" style:auto-text-indent="false" fo:padding="0.049cm" fo:border="0.06pt solid #d9d9e3"/>
    </style:style>
    <style:style style:name="P4" style:family="paragraph" style:parent-style-name="Text_20_body">
      <style:paragraph-properties fo:margin-left="0cm" fo:margin-right="0cm" fo:text-indent="0cm" style:auto-text-indent="false" fo:break-before="page" fo:padding="0.049cm" fo:border="0.06pt solid #d9d9e3"/>
    </style:style>
    <style:style style:name="P5" style:family="paragraph" style:parent-style-name="Text_20_body">
      <style:paragraph-properties fo:margin-left="0cm" fo:margin-right="0cm" fo:text-indent="0cm" style:auto-text-indent="false"/>
      <style:text-properties officeooo:paragraph-rsid="00095e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ge 1</text:p>
      <text:p text:style-name="P3">In the quiet town of Serenity Falls, nestled between rolling hills and ancient forests, a peculiar event was about to unfold. The townsfolk, unaware of the impending mystery, went about their daily lives, sipping coffee in the local diner or tending to their quaint gardens. Yet, as the sun dipped below the horizon, casting long shadows over the cobblestone streets, a hushed anticipation lingered in the air.</text:p>
      <text:p text:style-name="P4">Page 2</text:p>
      <text:p text:style-name="P3">Amelia Turner, an aspiring journalist and a newcomer to Serenity Falls, sensed something extraordinary on the horizon. Drawn by an invisible force, she found herself at the doorstep of the town's forgotten library, a relic of times long past. The library, a dusty repository of forgotten stories, held the key to a tale that transcended the boundaries of time.</text:p>
      <text:p text:style-name="P3"/>
      <text:p text:style-name="P4">Page 3</text:p>
      <text:p text:style-name="P3">As Amelia opened the creaking door, the scent of old books and yellowing pages filled her senses. The flickering light of a single bulb illuminated a path to the archives, where ancient manuscripts whispered secrets of forgotten civilizations. In the dimly lit room, she stumbled upon a tome that spoke of an ancient prophecy, one that foretold of a celestial alignment that occurred once every thousand years.</text:p>
      <text:p text:style-name="P3"/>
      <text:p text:style-name="P4">Page 4</text:p>
      <text:p text:style-name="P3">The prophecy hinted at a convergence of worlds, a moment when the boundaries between the living and the ethereal would blur. Intrigued and driven by an insatiable curiosity, Amelia embarked on a journey to uncover the truth behind the prophecy. Her quest led her to enigmatic figures, each holding a piece of the puzzle, and to places that existed on the fringes of reality.</text:p>
      <text:p text:style-name="P3"/>
      <text:p text:style-name="P4">Page 5</text:p>
      <text:p text:style-name="P3">As Amelia delved deeper into the mystery, she discovered that Serenity Falls was not just a quaint town but a nexus of mystical energies. The townsfolk, unknowingly, played a crucial role in maintaining the delicate balance between the mortal realm and the unseen forces that shaped their destiny. The celestial alignment, drawing near, threatened to disrupt this balance, unleashing chaos upon both worlds.</text:p>
      <text:p text:style-name="P3"/>
      <text:p text:style-name="P4">Page 6</text:p>
      <text:p text:style-name="P3">With time running out, Amelia faced a choice: to reveal the truth to the unsuspecting townsfolk and risk the upheaval of their peaceful existence or to confront the mystical forces herself, armed only with the knowledge she had gained. The echoes of eternity resonated through Serenity Falls, and the destiny of its inhabitants hung in the balance as the celestial alignment approached, promising a revelation that would alter the course of both world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orenz Zhao</meta:initial-creator>
    <meta:creation-date>2023-11-16T12:11:43.230000000</meta:creation-date>
    <dc:date>2023-11-24T12:54:09.598000000</dc:date>
    <dc:creator>Lorenz Zhao</dc:creator>
    <meta:editing-duration>PT4M57S</meta:editing-duration>
    <meta:editing-cycles>5</meta:editing-cycles>
    <meta:generator>LibreOffice/7.6.2.1$Windows_X86_64 LibreOffice_project/56f7684011345957bbf33a7ee678afaf4d2ba333</meta:generator>
    <meta:print-date>2023-11-16T12:13:22.346000000</meta:print-date>
    <meta:printed-by>PDF files: Lorenz Zhao</meta:printed-by>
    <meta:document-statistic meta:table-count="0" meta:image-count="0" meta:object-count="0" meta:page-count="6" meta:paragraph-count="12" meta:word-count="405" meta:character-count="2450" meta:non-whitespace-character-count="2057"/>
  </office:meta>
</office:document-meta>
</file>